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Helvetica Neue" svg:font-family="'Helvetica Neue', Helvetica, Arial, sans-serif"/>
    <style:font-face style:name="Lohit Devanagari1" svg:font-family="'Lohit Devanagari'"/>
    <style:font-face style:name="monospace" svg:font-family="monospace"/>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style:tab-stops>
          <style:tab-stop style:position="2.2811in"/>
        </style:tab-stops>
      </style:paragraph-properties>
      <style:text-properties fo:color="#6a8759" style:font-name="DejaVu Sans Mono" fo:font-size="9.80000019073486pt" fo:font-weight="bold" officeooo:rsid="001bf634" officeooo:paragraph-rsid="001da642" style:font-weight-asian="bold" style:font-weight-complex="bold"/>
    </style:style>
    <style:style style:name="P2" style:family="paragraph" style:parent-style-name="Preformatted_20_Text">
      <style:paragraph-properties>
        <style:tab-stops>
          <style:tab-stop style:position="2.2811in"/>
        </style:tab-stops>
      </style:paragraph-properties>
      <style:text-properties fo:color="#6a8759" style:font-name="DejaVu Sans Mono" fo:font-size="9.80000019073486pt" fo:font-weight="bold" officeooo:rsid="001bf634" officeooo:paragraph-rsid="001f9de9" style:font-weight-asian="bold" style:font-weight-complex="bold"/>
    </style:style>
    <style:style style:name="P3" style:family="paragraph" style:parent-style-name="Preformatted_20_Text">
      <style:paragraph-properties>
        <style:tab-stops>
          <style:tab-stop style:position="2.2811in"/>
        </style:tab-stops>
      </style:paragraph-properties>
      <style:text-properties fo:color="#6a8759" style:font-name="DejaVu Sans Mono" fo:font-size="9.80000019073486pt" fo:font-weight="bold" officeooo:rsid="001bf634" officeooo:paragraph-rsid="00211609" style:font-weight-asian="bold" style:font-weight-complex="bold"/>
    </style:style>
    <style:style style:name="P4" style:family="paragraph" style:parent-style-name="Preformatted_20_Text">
      <style:paragraph-properties>
        <style:tab-stops>
          <style:tab-stop style:position="2.2811in"/>
        </style:tab-stops>
      </style:paragraph-properties>
      <style:text-properties fo:color="#6a8759" style:font-name="DejaVu Sans Mono" fo:font-size="9.80000019073486pt" fo:font-weight="bold" officeooo:rsid="001bf634" officeooo:paragraph-rsid="002255ad" style:font-weight-asian="bold" style:font-weight-complex="bold"/>
    </style:style>
    <style:style style:name="P5" style:family="paragraph" style:parent-style-name="Preformatted_20_Text">
      <style:paragraph-properties>
        <style:tab-stops>
          <style:tab-stop style:position="2.2811in"/>
        </style:tab-stops>
      </style:paragraph-properties>
      <style:text-properties fo:color="#6a8759" style:font-name="DejaVu Sans Mono" fo:font-size="9.80000019073486pt" fo:font-weight="bold" officeooo:rsid="00243f0d" officeooo:paragraph-rsid="00243f0d" style:font-weight-asian="bold" style:font-weight-complex="bold"/>
    </style:style>
    <style:style style:name="P6" style:family="paragraph" style:parent-style-name="Standard">
      <style:text-properties officeooo:rsid="001bf634" officeooo:paragraph-rsid="001bf634"/>
    </style:style>
    <style:style style:name="P7" style:family="paragraph" style:parent-style-name="Standard">
      <style:text-properties officeooo:rsid="001354c2" officeooo:paragraph-rsid="001bf634"/>
    </style:style>
    <style:style style:name="P8" style:family="paragraph" style:parent-style-name="Standard">
      <style:text-properties officeooo:rsid="0010c640" officeooo:paragraph-rsid="001bf634"/>
    </style:style>
    <style:style style:name="P9" style:family="paragraph" style:parent-style-name="Standard">
      <style:text-properties fo:font-weight="bold" officeooo:rsid="0017096d" officeooo:paragraph-rsid="001bf634" style:font-weight-asian="bold" style:font-weight-complex="bold"/>
    </style:style>
    <style:style style:name="P10" style:family="paragraph" style:parent-style-name="Standard">
      <style:text-properties fo:font-weight="bold" officeooo:rsid="001d2d4d" officeooo:paragraph-rsid="001bf634" style:font-weight-asian="bold" style:font-weight-complex="bold"/>
    </style:style>
    <style:style style:name="P11" style:family="paragraph" style:parent-style-name="Standard">
      <style:paragraph-properties>
        <style:tab-stops>
          <style:tab-stop style:position="2.2811in"/>
        </style:tab-stops>
      </style:paragraph-properties>
      <style:text-properties fo:font-weight="bold" officeooo:rsid="001bf634" officeooo:paragraph-rsid="001bf634" style:font-weight-asian="bold" style:font-weight-complex="bold"/>
    </style:style>
    <style:style style:name="P12" style:family="paragraph" style:parent-style-name="Standard">
      <style:paragraph-properties>
        <style:tab-stops>
          <style:tab-stop style:position="2.2811in"/>
        </style:tab-stops>
      </style:paragraph-properties>
      <style:text-properties fo:font-weight="bold" officeooo:rsid="001bf634" officeooo:paragraph-rsid="001c4c18" style:font-weight-asian="bold" style:font-weight-complex="bold"/>
    </style:style>
    <style:style style:name="P13" style:family="paragraph" style:parent-style-name="Standard">
      <style:paragraph-properties>
        <style:tab-stops>
          <style:tab-stop style:position="2.2811in"/>
        </style:tab-stops>
      </style:paragraph-properties>
      <style:text-properties fo:font-weight="bold" officeooo:rsid="001bf634" officeooo:paragraph-rsid="001da642" style:font-weight-asian="bold" style:font-weight-complex="bold"/>
    </style:style>
    <style:style style:name="P14" style:family="paragraph" style:parent-style-name="Standard">
      <style:text-properties fo:font-size="20pt" style:text-underline-style="solid" style:text-underline-width="auto" style:text-underline-color="font-color" fo:font-weight="bold" officeooo:rsid="001bf634" officeooo:paragraph-rsid="001bf634" style:font-size-asian="20pt" style:font-weight-asian="bold" style:font-size-complex="20pt" style:font-weight-complex="bold"/>
    </style:style>
    <style:style style:name="P15" style:family="paragraph" style:parent-style-name="Standard">
      <style:text-properties fo:font-size="12pt" style:text-underline-style="none" fo:font-weight="normal" officeooo:rsid="001bf634" officeooo:paragraph-rsid="001bf634" style:font-size-asian="10.5pt" style:font-weight-asian="normal" style:font-size-complex="12pt" style:font-weight-complex="normal"/>
    </style:style>
    <style:style style:name="P16" style:family="paragraph" style:parent-style-name="Standard">
      <style:text-properties fo:color="#94070a" fo:font-size="13pt" style:text-underline-style="none" fo:font-weight="bold" officeooo:rsid="001bf634" officeooo:paragraph-rsid="001bf634" style:font-size-asian="13pt" style:font-weight-asian="bold" style:font-size-complex="13pt" style:font-weight-complex="bold"/>
    </style:style>
    <style:style style:name="P17" style:family="paragraph" style:parent-style-name="Standard">
      <style:text-properties fo:font-weight="normal" officeooo:rsid="001bf634" officeooo:paragraph-rsid="001bf634" style:font-weight-asian="normal" style:font-weight-complex="normal"/>
    </style:style>
    <style:style style:name="P18" style:family="paragraph" style:parent-style-name="Standard">
      <style:paragraph-properties>
        <style:tab-stops>
          <style:tab-stop style:position="2.2811in"/>
        </style:tab-stops>
      </style:paragraph-properties>
      <style:text-properties fo:font-weight="normal" officeooo:rsid="001c4c18" officeooo:paragraph-rsid="001bf634" style:font-weight-asian="normal" style:font-weight-complex="normal"/>
    </style:style>
    <style:style style:name="P19" style:family="paragraph" style:parent-style-name="Standard">
      <style:paragraph-properties>
        <style:tab-stops>
          <style:tab-stop style:position="2.2811in"/>
        </style:tab-stops>
      </style:paragraph-properties>
      <style:text-properties fo:font-weight="normal" officeooo:rsid="001c4c18" officeooo:paragraph-rsid="001c4c18" style:font-weight-asian="normal" style:font-weight-complex="normal"/>
    </style:style>
    <style:style style:name="P20" style:family="paragraph" style:parent-style-name="Standard">
      <style:paragraph-properties>
        <style:tab-stops>
          <style:tab-stop style:position="2.2811in"/>
        </style:tab-stops>
      </style:paragraph-properties>
      <style:text-properties fo:font-weight="normal" officeooo:rsid="001c5d6f" officeooo:paragraph-rsid="001c4c18" style:font-weight-asian="normal" style:font-weight-complex="normal"/>
    </style:style>
    <style:style style:name="P21" style:family="paragraph" style:parent-style-name="Standard">
      <style:paragraph-properties>
        <style:tab-stops>
          <style:tab-stop style:position="2.2811in"/>
        </style:tab-stops>
      </style:paragraph-properties>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1c5d6f" officeooo:paragraph-rsid="001da642" style:text-blinking="false" fo:background-color="#ffffff" style:font-size-asian="10.5pt" style:font-weight-asian="normal" style:font-size-complex="12pt" style:font-weight-complex="normal"/>
    </style:style>
    <style:style style:name="P22" style:family="paragraph" style:parent-style-name="Standard">
      <style:paragraph-properties>
        <style:tab-stops>
          <style:tab-stop style:position="2.2811in"/>
        </style:tab-stops>
      </style:paragraph-properties>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13e571" officeooo:paragraph-rsid="002a80ad" style:text-blinking="false" fo:background-color="#ffffff" style:font-size-asian="10.5pt" style:font-weight-asian="normal" style:font-size-complex="12pt" style:font-weight-complex="normal"/>
    </style:style>
    <style:style style:name="P23" style:family="paragraph" style:parent-style-name="Standard">
      <style:text-properties fo:font-weight="bold" officeooo:rsid="0013e571" officeooo:paragraph-rsid="002a80ad" style:font-weight-asian="bold" style:font-weight-complex="bold"/>
    </style:style>
    <style:style style:name="P24" style:family="paragraph" style:parent-style-name="Standard">
      <style:text-properties fo:font-size="13.5pt" fo:font-weight="bold" officeooo:rsid="0013e571" officeooo:paragraph-rsid="002a80ad" style:font-size-asian="13.5pt" style:font-weight-asian="bold" style:font-size-complex="13.5pt" style:font-weight-complex="bold"/>
    </style:style>
    <style:style style:name="P25" style:family="paragraph" style:parent-style-name="Text_20_body">
      <style:text-properties officeooo:rsid="0031b7dd" officeooo:paragraph-rsid="0031b7dd"/>
    </style:style>
    <style:style style:name="P26" style:family="paragraph" style:parent-style-name="Preformatted_20_Text">
      <style:paragraph-properties>
        <style:tab-stops>
          <style:tab-stop style:position="2.2811in"/>
        </style:tab-stops>
      </style:paragraph-properties>
      <style:text-properties fo:font-variant="normal" fo:text-transform="none" fo:color="#ce181e" style:text-line-through-style="none" style:text-line-through-type="none" style:font-name="Helvetica Neue" fo:font-size="13.5pt" fo:letter-spacing="normal" fo:font-style="normal" style:text-underline-style="none" fo:font-weight="normal" officeooo:rsid="001c5d6f" officeooo:paragraph-rsid="001da642" style:text-blinking="false" fo:background-color="#ffffff" style:font-size-asian="10.5pt" style:font-weight-asian="normal" style:font-size-complex="12pt" style:font-weight-complex="normal"/>
    </style:style>
    <style:style style:name="P27" style:family="paragraph" style:parent-style-name="Preformatted_20_Text">
      <style:paragraph-properties>
        <style:tab-stops>
          <style:tab-stop style:position="2.2811in"/>
        </style:tab-stops>
      </style:paragraph-properties>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1f9de9" officeooo:paragraph-rsid="001f9de9" style:text-blinking="false" fo:background-color="#ffffff" style:font-size-asian="10.5pt" style:font-weight-asian="normal" style:font-size-complex="12pt" style:font-weight-complex="normal"/>
    </style:style>
    <style:style style:name="P28" style:family="paragraph" style:parent-style-name="Preformatted_20_Text">
      <style:paragraph-properties>
        <style:tab-stops>
          <style:tab-stop style:position="2.2811in"/>
        </style:tab-stops>
      </style:paragraph-properties>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212ca1" officeooo:paragraph-rsid="001f9de9" style:text-blinking="false" fo:background-color="#ffffff" style:font-size-asian="10.5pt" style:font-weight-asian="normal" style:font-size-complex="12pt" style:font-weight-complex="normal"/>
    </style:style>
    <style:style style:name="P29" style:family="paragraph" style:parent-style-name="Preformatted_20_Text">
      <style:paragraph-properties>
        <style:tab-stops>
          <style:tab-stop style:position="2.2811in"/>
        </style:tab-stops>
      </style:paragraph-properties>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2255ad" officeooo:paragraph-rsid="002255ad" style:text-blinking="false" fo:background-color="#ffffff" style:font-size-asian="10.5pt" style:font-weight-asian="normal" style:font-size-complex="12pt" style:font-weight-complex="normal"/>
    </style:style>
    <style:style style:name="P30" style:family="paragraph" style:parent-style-name="Preformatted_20_Text">
      <style:paragraph-properties>
        <style:tab-stops>
          <style:tab-stop style:position="2.2811in"/>
        </style:tab-stops>
      </style:paragraph-properties>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243f0d" officeooo:paragraph-rsid="00243f0d" style:text-blinking="false" fo:background-color="#ffffff" style:font-size-asian="10.5pt" style:font-weight-asian="normal" style:font-size-complex="12pt" style:font-weight-complex="normal"/>
    </style:style>
    <style:style style:name="P31" style:family="paragraph" style:parent-style-name="Preformatted_20_Text">
      <style:paragraph-properties>
        <style:tab-stops>
          <style:tab-stop style:position="2.2811in"/>
        </style:tab-stops>
      </style:paragraph-properties>
      <style:text-properties fo:font-variant="normal" fo:text-transform="none" fo:color="#000000" style:text-line-through-style="none" style:text-line-through-type="none" style:font-name="Helvetica Neue" fo:font-size="13.5pt" fo:letter-spacing="normal" fo:font-style="normal" style:text-underline-style="none" fo:font-weight="bold" officeooo:rsid="001c5d6f" officeooo:paragraph-rsid="002255ad" style:text-blinking="false" fo:background-color="#ffffff" style:font-size-asian="10.5pt" style:font-weight-asian="bold" style:font-size-complex="12pt" style:font-weight-complex="bold"/>
    </style:style>
    <style:style style:name="P32" style:family="paragraph" style:parent-style-name="Preformatted_20_Text">
      <style:paragraph-properties>
        <style:tab-stops>
          <style:tab-stop style:position="2.2811in"/>
        </style:tab-stops>
      </style:paragraph-properties>
      <style:text-properties fo:font-variant="normal" fo:text-transform="none" fo:color="#000000" style:text-line-through-style="none" style:text-line-through-type="none" style:font-name="monospace" fo:font-size="10.5pt" fo:letter-spacing="normal" fo:font-style="normal" style:text-underline-style="none" fo:font-weight="normal" officeooo:rsid="0013e571" officeooo:paragraph-rsid="002a80ad" style:text-blinking="false" fo:background-color="#ffffff" style:font-size-asian="10.5pt" style:font-weight-asian="normal" style:font-size-complex="12pt" style:font-weight-complex="normal"/>
    </style:style>
    <style:style style:name="P33" style:family="paragraph" style:parent-style-name="Preformatted_20_Text">
      <style:paragraph-properties>
        <style:tab-stops>
          <style:tab-stop style:position="2.2811in"/>
        </style:tab-stops>
      </style:paragraph-properties>
      <style:text-properties fo:font-variant="normal" fo:text-transform="none" fo:color="#000000" style:text-line-through-style="none" style:text-line-through-type="none" style:font-name="monospace" fo:font-size="10.5pt" fo:letter-spacing="normal" fo:font-style="normal" style:text-underline-style="none" fo:font-weight="bold" officeooo:rsid="001f9de9" officeooo:paragraph-rsid="001f9de9" style:text-blinking="false" fo:background-color="#ffffff" style:font-size-asian="10.5pt" style:font-weight-asian="bold" style:font-size-complex="12pt" style:font-weight-complex="bold"/>
    </style:style>
    <style:style style:name="P34" style:family="paragraph" style:parent-style-name="Preformatted_20_Text">
      <style:text-properties officeooo:rsid="002e9437" officeooo:paragraph-rsid="002e9437"/>
    </style:style>
    <style:style style:name="P35" style:family="paragraph" style:parent-style-name="Preformatted_20_Text">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000000" style:font-name="monospace" fo:font-size="10.5pt" fo:letter-spacing="normal" fo:font-style="normal" fo:font-weight="bold" style:font-weight-asian="bold" style:font-weight-complex="bold"/>
    </style:style>
    <style:style style:name="T1" style:family="text">
      <style:text-properties officeooo:rsid="001bf634"/>
    </style:style>
    <style:style style:name="T2" style:family="text">
      <style:text-properties fo:font-weight="bold" style:font-weight-asian="bold" style:font-weight-complex="bold"/>
    </style:style>
    <style:style style:name="T3" style:family="text">
      <style:text-properties officeooo:rsid="001354c2"/>
    </style:style>
    <style:style style:name="T4" style:family="text">
      <style:text-properties fo:font-weight="normal" style:font-weight-asian="normal" style:font-weight-complex="normal"/>
    </style:style>
    <style:style style:name="T5" style:family="text">
      <style:text-properties fo:font-weight="normal" officeooo:rsid="001bf634" style:font-weight-asian="normal" style:font-weight-complex="normal"/>
    </style:style>
    <style:style style:name="T6" style:family="text">
      <style:text-properties fo:font-weight="normal" officeooo:rsid="00206973" style:font-weight-asian="normal" style:font-weight-complex="normal"/>
    </style:style>
    <style:style style:name="T7" style:family="text">
      <style:text-properties fo:font-weight="normal" officeooo:rsid="001c4c18" style:font-weight-asian="normal" style:font-weight-complex="normal"/>
    </style:style>
    <style:style style:name="T8" style:family="text">
      <style:text-properties fo:font-weight="normal" officeooo:rsid="001c5d6f" style:font-weight-asian="normal" style:font-weight-complex="normal"/>
    </style:style>
    <style:style style:name="T9" style:family="text">
      <style:text-properties fo:font-weight="normal" officeooo:rsid="002815c6" style:font-weight-asian="normal" style:font-weight-complex="normal"/>
    </style:style>
    <style:style style:name="T10" style:family="text">
      <style:text-properties fo:font-weight="normal" officeooo:rsid="0029a123" style:font-weight-asian="normal" style:font-weight-complex="normal"/>
    </style:style>
    <style:style style:name="T11" style:family="text">
      <style:text-properties fo:font-weight="normal" officeooo:rsid="00412cff" style:font-weight-asian="normal" style:font-weight-complex="normal"/>
    </style:style>
    <style:style style:name="T12" style:family="text">
      <style:text-properties fo:font-weight="normal" officeooo:rsid="002af811" style:font-weight-asian="normal" style:font-weight-complex="normal"/>
    </style:style>
    <style:style style:name="T13" style:family="text">
      <style:text-properties fo:font-weight="normal" officeooo:rsid="002ca7e3" style:font-weight-asian="normal" style:font-weight-complex="normal"/>
    </style:style>
    <style:style style:name="T14" style:family="text">
      <style:text-properties fo:font-weight="normal" officeooo:rsid="002e9437" style:font-weight-asian="normal" style:font-weight-complex="normal"/>
    </style:style>
    <style:style style:name="T15" style:family="text">
      <style:text-properties fo:font-weight="normal" officeooo:rsid="003043ce" style:font-weight-asian="normal" style:font-weight-complex="normal"/>
    </style:style>
    <style:style style:name="T16" style:family="text">
      <style:text-properties officeooo:rsid="001c4c18"/>
    </style:style>
    <style:style style:name="T17" style:family="text">
      <style:text-properties fo:font-variant="normal" fo:text-transform="none" fo:color="#000000" style:text-line-through-style="none" style:text-line-through-type="none" style:font-name="Helvetica Neue" fo:font-size="12pt" fo:letter-spacing="normal" fo:font-style="normal" style:text-underline-style="none" fo:font-weight="normal" officeooo:rsid="003612a9" style:text-blinking="false" fo:background-color="#ffffff" loext:char-shading-value="0" style:font-size-asian="10.5pt" style:font-weight-asian="normal" style:font-size-complex="12pt" style:font-weight-complex="normal"/>
    </style:style>
    <style:style style:name="T18" style:family="text">
      <style:text-properties fo:font-variant="normal" fo:text-transform="none" fo:color="#000000" style:text-line-through-style="none" style:text-line-through-type="none" style:font-name="Helvetica Neue" fo:font-size="12pt" fo:letter-spacing="normal" fo:font-style="normal" style:text-underline-style="none" fo:font-weight="normal" officeooo:rsid="001da642" style:text-blinking="false" fo:background-color="#ffffff" loext:char-shading-value="0" style:font-size-asian="10.5pt" style:font-weight-asian="normal" style:font-size-complex="12pt" style:font-weight-complex="normal"/>
    </style:style>
    <style:style style:name="T19" style:family="text">
      <style:text-properties fo:font-variant="normal" fo:text-transform="none" fo:color="#000000" style:text-line-through-style="none" style:text-line-through-type="none" style:font-name="Helvetica Neue" fo:font-size="13.5pt" fo:letter-spacing="normal" fo:font-style="normal" style:text-underline-style="none" style:text-blinking="false" fo:background-color="#ffffff" loext:char-shading-value="0" style:font-size-asian="10.5pt" style:font-size-complex="12pt"/>
    </style:style>
    <style:style style:name="T20" style:family="text">
      <style:text-properties fo:font-variant="normal" fo:text-transform="none" fo:color="#000000" style:text-line-through-style="none" style:text-line-through-type="none" style:font-name="Helvetica Neue" fo:font-size="13.5pt" fo:letter-spacing="normal" fo:font-style="normal" style:text-underline-style="none" officeooo:rsid="001c5d6f" style:text-blinking="false" fo:background-color="#ffffff" loext:char-shading-value="0" style:font-size-asian="10.5pt" style:font-size-complex="12pt"/>
    </style:style>
    <style:style style:name="T21" style:family="text">
      <style:text-properties fo:font-variant="normal" fo:text-transform="none" fo:color="#000000" style:text-line-through-style="none" style:text-line-through-type="none" style:font-name="Helvetica Neue" fo:font-size="13.5pt" fo:letter-spacing="normal" fo:font-style="normal" style:text-underline-style="none" officeooo:rsid="001f9de9" style:text-blinking="false" fo:background-color="#ffffff" loext:char-shading-value="0" style:font-size-asian="10.5pt" style:font-size-complex="12pt"/>
    </style:style>
    <style:style style:name="T22" style:family="text">
      <style:text-properties fo:font-variant="normal" fo:text-transform="none" fo:color="#000000" style:text-line-through-style="none" style:text-line-through-type="none" style:font-name="Helvetica Neue" fo:font-size="13.5pt" fo:letter-spacing="normal" fo:font-style="normal" style:text-underline-style="none" officeooo:rsid="00212ca1" style:text-blinking="false" fo:background-color="#ffffff" loext:char-shading-value="0" style:font-size-asian="10.5pt" style:font-size-complex="12pt"/>
    </style:style>
    <style:style style:name="T23" style:family="text">
      <style:text-properties fo:font-variant="normal" fo:text-transform="none" fo:color="#000000" style:text-line-through-style="none" style:text-line-through-type="none" style:font-name="Helvetica Neue" fo:font-size="13.5pt" fo:letter-spacing="normal" fo:font-style="normal" style:text-underline-style="none" officeooo:rsid="002255ad" style:text-blinking="false" fo:background-color="#ffffff" loext:char-shading-value="0" style:font-size-asian="10.5pt" style:font-size-complex="12pt"/>
    </style:style>
    <style:style style:name="T24" style:family="text">
      <style:text-properties fo:font-variant="normal" fo:text-transform="none" fo:color="#000000" style:text-line-through-style="none" style:text-line-through-type="none" style:font-name="Helvetica Neue" fo:font-size="13.5pt" fo:letter-spacing="normal" fo:font-style="normal" style:text-underline-style="none" fo:font-weight="normal" style:text-blinking="false" fo:background-color="#ffffff" loext:char-shading-value="0" style:font-size-asian="10.5pt" style:font-weight-asian="normal" style:font-size-complex="12pt" style:font-weight-complex="normal"/>
    </style:style>
    <style:style style:name="T25" style:family="text">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1c5d6f" style:text-blinking="false" fo:background-color="#ffffff" loext:char-shading-value="0" style:font-size-asian="10.5pt" style:font-weight-asian="normal" style:font-size-complex="12pt" style:font-weight-complex="normal"/>
    </style:style>
    <style:style style:name="T26" style:family="text">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1f9de9" style:text-blinking="false" fo:background-color="#ffffff" loext:char-shading-value="0" style:font-size-asian="10.5pt" style:font-weight-asian="normal" style:font-size-complex="12pt" style:font-weight-complex="normal"/>
    </style:style>
    <style:style style:name="T27" style:family="text">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2045ce" style:text-blinking="false" fo:background-color="#ffffff" loext:char-shading-value="0" style:font-size-asian="10.5pt" style:font-weight-asian="normal" style:font-size-complex="12pt" style:font-weight-complex="normal"/>
    </style:style>
    <style:style style:name="T28" style:family="text">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211609" style:text-blinking="false" fo:background-color="#ffffff" loext:char-shading-value="0" style:font-size-asian="10.5pt" style:font-weight-asian="normal" style:font-size-complex="12pt" style:font-weight-complex="normal"/>
    </style:style>
    <style:style style:name="T29" style:family="text">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212ca1" style:text-blinking="false" fo:background-color="#ffffff" loext:char-shading-value="0" style:font-size-asian="10.5pt" style:font-weight-asian="normal" style:font-size-complex="12pt" style:font-weight-complex="normal"/>
    </style:style>
    <style:style style:name="T30" style:family="text">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1c4c18" style:text-blinking="false" fo:background-color="#ffffff" loext:char-shading-value="0" style:font-size-asian="10.5pt" style:font-weight-asian="normal" style:font-size-complex="12pt" style:font-weight-complex="normal"/>
    </style:style>
    <style:style style:name="T31" style:family="text">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2255ad" style:text-blinking="false" fo:background-color="#ffffff" loext:char-shading-value="0" style:font-size-asian="10.5pt" style:font-weight-asian="normal" style:font-size-complex="12pt" style:font-weight-complex="normal"/>
    </style:style>
    <style:style style:name="T32" style:family="text">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243f0d" style:text-blinking="false" fo:background-color="#ffffff" loext:char-shading-value="0" style:font-size-asian="10.5pt" style:font-weight-asian="normal" style:font-size-complex="12pt" style:font-weight-complex="normal"/>
    </style:style>
    <style:style style:name="T33" style:family="text">
      <style:text-properties fo:font-variant="normal" fo:text-transform="none" fo:color="#000000" style:font-name="monospace" fo:font-size="10.5pt" fo:letter-spacing="normal" fo:font-style="normal" fo:font-weight="normal" style:font-weight-asian="normal" style:font-weight-complex="normal"/>
    </style:style>
    <style:style style:name="T34" style:family="text">
      <style:text-properties fo:font-variant="normal" fo:text-transform="none" fo:color="#000000" style:font-name="monospace" fo:font-size="10.5pt" fo:letter-spacing="normal" fo:font-style="normal" fo:font-weight="normal" officeooo:rsid="002e9437" style:font-weight-asian="normal" style:font-weight-complex="normal"/>
    </style:style>
    <style:style style:name="T35" style:family="text">
      <style:text-properties fo:font-variant="normal" fo:text-transform="none" fo:color="#000000" style:font-name="monospace" fo:font-size="10.5pt" fo:letter-spacing="normal" fo:font-style="normal" fo:font-weight="bold" style:font-weight-asian="bold" style:font-weight-complex="bold"/>
    </style:style>
    <style:style style:name="T36" style:family="text">
      <style:text-properties fo:font-variant="normal" fo:text-transform="none" fo:color="#ce181e" style:text-line-through-style="none" style:text-line-through-type="none" style:font-name="Helvetica Neue" fo:font-size="13.5pt" fo:letter-spacing="normal" fo:font-style="normal" style:text-underline-style="none" fo:font-weight="normal" officeooo:rsid="001c5d6f" style:text-blinking="false" fo:background-color="#ffffff" loext:char-shading-value="0" style:font-size-asian="10.5pt" style:font-weight-asian="normal" style:font-size-complex="12pt" style:font-weight-complex="normal"/>
    </style:style>
    <style:style style:name="T37" style:family="text">
      <style:text-properties officeooo:rsid="001f9de9"/>
    </style:style>
    <style:style style:name="T38" style:family="text">
      <style:text-properties fo:color="#0066b3"/>
    </style:style>
    <style:style style:name="T39" style:family="text">
      <style:text-properties officeooo:rsid="00412cff"/>
    </style:style>
    <style:style style:name="T40" style:family="text">
      <style:text-properties officeooo:rsid="002af811"/>
    </style:style>
    <style:style style:name="T41" style:family="text">
      <style:text-properties fo:font-size="12pt" fo:font-weight="bold" style:font-size-asian="12pt"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Features list:</text:p>
      <text:p text:style-name="P15"/>
      <text:p text:style-name="P16"><text:span text:style-name="T38">categorial_features </text:span>= ['Census_MDC2FormFactor',</text:p>
      <text:p text:style-name="P16"><text:s text:c="23"/>'Census_DeviceFamily',</text:p>
      <text:p text:style-name="P16"><text:s text:c="23"/>'Census_ProcessorManufacturerIdentifier',</text:p>
      <text:p text:style-name="P16"><text:s text:c="23"/>'Census_OEMNameIdentifier',</text:p>
      <text:p text:style-name="P16"><text:s text:c="23"/>'Census_OEMModelIdentifier',</text:p>
      <text:p text:style-name="P16"><text:s text:c="23"/>'Census_ProcessorModelIdentifier',</text:p>
      <text:p text:style-name="P16"><text:s text:c="23"/>'Census_ProcessorClass',</text:p>
      <text:p text:style-name="P16"><text:s text:c="23"/>'Census_PrimaryDiskTypeName',</text:p>
      <text:p text:style-name="P16"><text:s text:c="23"/>'Census_HasOpticalDiskDrive',</text:p>
      <text:p text:style-name="P16"><text:s text:c="23"/>'Census_ChassisTypeName'</text:p>
      <text:p text:style-name="P16"><text:s text:c="22"/>]</text:p>
      <text:p text:style-name="P16"/>
      <text:p text:style-name="P16"><text:span text:style-name="T38">numeric_features </text:span>= [</text:p>
      <text:p text:style-name="P16"><text:s text:c="20"/>'Census_ProcessorCoreCount',</text:p>
      <text:p text:style-name="P16"><text:s text:c="20"/>'Census_PrimaryDiskTotalCapacity',</text:p>
      <text:p text:style-name="P16"><text:s text:c="20"/>'Census_SystemVolumeTotalCapacity',</text:p>
      <text:p text:style-name="P16"><text:s text:c="20"/>'Census_TotalPhysicalRAM'</text:p>
      <text:p text:style-name="P16"><text:s text:c="19"/>]</text:p>
      <text:p text:style-name="P15"/>
      <text:p text:style-name="P8"><text:span text:style-name="T2">Census_MDC2FormFactor</text:span> – <text:span text:style-name="T3">categorial feature, combination represent the type of the computer, based on some characteristics, contains 12 distinct values. No missing values at all.</text:span></text:p>
      <text:p text:style-name="P7"><text:s/>85% of the values are from 2 categories.</text:p>
      <text:p text:style-name="P6">No cleaning is needed, <text:span text:style-name="T37">(except for the test set to remove unknown variables).</text:span> one hot encoding for this feature, combine some categories.</text:p>
      <text:p text:style-name="P6"/>
      <text:p text:style-name="P9">Census_ChassisTypeName –<text:span text:style-name="T4"> </text:span><text:span text:style-name="T5">very correlative to the previous, so maybe it is not useful, complete missing values and remove gibrish types. Complete the values accordingly. Also not encode for all the values (combine some).</text:span></text:p>
      <text:p text:style-name="P17"/>
      <text:p text:style-name="P10"><text:span text:style-name="T1">Census_DeviceFamily –</text:span><text:span text:style-name="T5"> make to binary feature (windows.desktop or windows.server). The third value (windows) will be mapped to windows.desktop.</text:span></text:p>
      <text:p text:style-name="P17"/>
      <text:p text:style-name="P11">Census_OEMNameIdentifier<text:span text:style-name="T4"> – missings can be completed from OEMModelIdentifier. High cardinality, b</text:span><text:span text:style-name="T6">ut the first 6 values are 70% of the data. </text:span><text:span text:style-name="T4">Maybe we will take the X most frequent’s and transform it <text:s/>categories. </text:span><text:span text:style-name="T7">One-Hot encoding or maybe binary encoding.</text:span><text:span text:style-name="T4"> </text:span><text:span text:style-name="T7">Find the best X. Missings without name and model identifier maybe will be dropped and maybe will not.</text:span></text:p>
      <text:p text:style-name="P18"/>
      <text:p text:style-name="P12"><text:span text:style-name="T16">Census_OEMModelIdentifier </text:span><text:span text:style-name="T7">– missings can be completed from OEMNameIdentifier. Very high cardinality, We will use some type of encoding like binary encoding or HashEncoding. This feature is very strong and need not be omitted. </text:span><text:span text:style-name="T8">Also maybe frequenccy distribution but with caution.</text:span></text:p>
      <text:p text:style-name="P20"/>
      <text:p text:style-name="P13"><text:span text:style-name="T16">Census_ProcessorManufacturerIdentifier </text:span><text:span text:style-name="T7">- </text:span><text:span text:style-name="T17">2 values for most of the samples, 1 and 5. This is categorial data, there are two big processer manufacturers nowadays, Intel and AMD, probably 5 is intel and 1 is AMD. We can transform it into binary feature. </text:span><text:span text:style-name="T18">Also we complete the missings values from the distribution. Howevr this feature seems to be not useful at all.</text:span></text:p>
      <text:p text:style-name="P26"/>
      <text:p text:style-name="P1"><text:soft-page-break/><text:span text:style-name="T20">Census_ProcessorCoreCount</text:span><text:span text:style-name="T36"> </text:span><text:span text:style-name="T25">– </text:span><text:span text:style-name="T26">missing values will be completed by sampling from the distribution. The value will be transform to min-max or z-score.</text:span></text:p>
      <text:p text:style-name="P21"/>
      <text:p text:style-name="P2"><text:span text:style-name="T20">Census_PrimaryDiskTotalCapacity</text:span><text:span text:style-name="T36"> </text:span><text:span text:style-name="T25">– </text:span><text:span text:style-name="T26">outliers will be downgrade to 95% percentile. Missing values will be completed by sampling from the distribution (afterwards). The value will be transform to </text:span><text:span text:style-name="T27">mad score (probably), </text:span><text:span text:style-name="T26">min-max or z-score. Highly correlative to SystemVolumeTotalCapacity. (check logistic regression only for this feature).</text:span></text:p>
      <text:p text:style-name="P27"/>
      <text:p text:style-name="P2"><text:span text:style-name="T21">Census_SystemVolumeTotalCapacity </text:span><text:span text:style-name="T26">- outliers will be downgrade to 95% percentile. Missing values will be completed by sampling from the distribution (afterwards). The value will be transform to </text:span><text:span text:style-name="T27">mad score</text:span><text:span text:style-name="T26"> min-max or z-score. Highly correlative to PrimaryDiskTotlCapacity (check logistic regression only for this feature). (check if substract this value from the former will be good).</text:span></text:p>
      <text:p text:style-name="P27"/>
      <text:p text:style-name="P3"><text:span text:style-name="T21">Census_TotalPhysicalRAM –</text:span><text:span text:style-name="T26"> </text:span><text:span text:style-name="T28">Most strong numeric feature in the blue group with relation to HasDetections. </text:span><text:span text:style-name="T26">outliers will be downgrade to 95% percentile. Missing values will be completed by sampling from the distribution (afterwards). The value will be transform to </text:span><text:span text:style-name="T27">mad score</text:span><text:span text:style-name="T26"> min-max or z-score. Highly correlative to PrimaryDiskTotlCapacity (check logistic regression only for this feature). (check if substract this value from the former will be good).</text:span></text:p>
      <text:p text:style-name="P27"/>
      <text:p text:style-name="P2"><text:span text:style-name="T21">Census_ProcessorClass –</text:span><text:span text:style-name="T26"> </text:span><text:span text:style-name="T29">a lot of missing values, do not use this column.</text:span></text:p>
      <text:p text:style-name="P28"/>
      <text:p text:style-name="P4"><text:span text:style-name="T22">Census_ProcessorModelIdentifier –</text:span><text:span text:style-name="T29"> </text:span><text:span text:style-name="T31">some missings, think how to complete the values</text:span><text:span text:style-name="T30">. </text:span><text:span text:style-name="T31">H</text:span><text:span text:style-name="T30">igh cardinality, We will use some type of encoding like binary encoding or HashEncoding. </text:span><text:span text:style-name="T31">If this feature is not strong, think if this need to be used.</text:span></text:p>
      <text:p text:style-name="P29"/>
      <text:p text:style-name="P4"><text:span text:style-name="T23">Census_PrimaryDiskTypeName</text:span><text:span text:style-name="T31"> – </text:span><text:span text:style-name="T32">3 categories: HDD, SSD and unknown (missings, unknown and unspecified). Use one-hot encoding. However, <text:s/>this need to be checked.</text:span></text:p>
      <text:p text:style-name="P29"/>
      <text:p text:style-name="P5"><text:span text:style-name="T23">C</text:span><text:span text:style-name="T19">ensus_HasOpticalDiskDrive</text:span><text:span text:style-name="T24"> – Binary feature, no missing values, easy. Default value by taking from the distribution.</text:span></text:p>
      <text:p text:style-name="P30"/>
      <text:p text:style-name="P30"/>
      <text:p text:style-name="P31">Census_InternalPrimaryDiagonalDisplaySizeInInches –<text:span text:style-name="T4"> </text:span><text:span text:style-name="T9">primary screen size in inches. Most of the screens are between 10 and 25. For large screens there are more detcetions than smaller screens. </text:span><text:span text:style-name="T10">This is diagonal size maybe divide by sqrt 2. All values are numeric. For NaN </text:span><text:soft-page-break/><text:span text:style-name="T10">we will set the median becuse the mean is skewed. Pay attention the missing values here are correlated with the missing values in resolutions columns.</text:span></text:p>
      <text:p text:style-name="P28"/>
      <text:p text:style-name="P24">Census_InternalPrimaryDisplayResolutionHorizontal –<text:span text:style-name="T4"> </text:span><text:span text:style-name="T11">resolution horizontal, highly correlative to vertical, maybe we will make horizontal and vertical into a single ordinal feature (the order is by their size) or to numerical feature of total_pixels. There are two types of missing values, NaN and -1. The completion will be from the distribution.</text:span></text:p>
      <text:p text:style-name="P24"><text:span text:style-name="T11"/></text:p>
      <text:p text:style-name="P24"><text:span text:style-name="T39">Census_InternalPrimaryDisplayResolutionVertical – </text:span><text:span text:style-name="T11">resolution vertical, look at horizontal to check.</text:span></text:p>
      <text:p text:style-name="P24"><text:span text:style-name="T11"/></text:p>
      <text:p text:style-name="P23"><text:span text:style-name="T11"/></text:p>
      <text:p text:style-name="P32"><text:span text:style-name="T41">Census_GenuineStateName</text:span> – <text:span text:style-name="T40">Genuine status of the operating system. No missing values, 4 categories, the major is IS_GENUINE 88%, but the 3 rare categories giving statistical significance. (INVALID_LICENSE,OFFLINE AND UNKNOWN). The last two corresponds to very few samples.</text:span></text:p>
      <text:p text:style-name="P22"/>
      <text:p text:style-name="P27"/>
      <text:p text:style-name="P33">Census_ActivationChannel –<text:span text:style-name="T4"> </text:span><text:span text:style-name="T12">The activation channel of the product, retail, OEM, volume and the type of the activation. 6 values (all of them are subtypes of the three activation channels), may need to bin to 3 bin. </text:span><text:span text:style-name="T13">Volume is mostly for computers inside organizations.Use the option for bins and the regular encoding, also you can create binary feature of Volume Activation Channel.</text:span></text:p>
      <text:p text:style-name="P27"/>
      <text:p text:style-name="P33">Census_IsTouchEnabled –<text:span text:style-name="T4"> </text:span><text:span text:style-name="T14">no missing values, less detections where touch enabled, however it seems to be correlated with os version.</text:span></text:p>
      <text:p text:style-name="Text_20_body"><text:line-break/><text:span text:style-name="T35">Census_IsPenCapable –</text:span><text:span text:style-name="T33"> </text:span><text:span text:style-name="T34">very similar to IsTouchEnabled. Less detections where capable, no missing values.</text:span></text:p>
      <text:p text:style-name="P34"><text:span text:style-name="T35">Census_IsAlwaysOnAlwaysConnectedCapable –</text:span><text:span text:style-name="T33"> again, seem to be very good feature, where this set to true there are much less detections. There are some missing values need to be completed by KNN. We can use the previouss columns becaus the high correlation.</text:span></text:p>
      <text:p text:style-name="P34"><text:span text:style-name="T33"/></text:p>
      <text:p text:style-name="P35">Wdft_IsGamer –<text:span text:style-name="T4"> </text:span><text:span text:style-name="T15">one more powerful feature when set to true, there are more detections. For the missing values, we will maybe use KNN or something similar.</text:span></text:p>
      <text:p text:style-name="Text_20_body"/>
      <text:p text:style-name="P25">TODO:</text:p>
      <text:p text:style-name="P27"><text:s text:c="4"/>"Census_FirmwareManufacturerIdentifier",</text:p>
      <text:p text:style-name="P27"><text:s text:c="4"/>"Census_FirmwareVersionIdentifier",</text:p>
      <text:p text:style-name="P27"/>
      <text:p text:style-name="P19"/>
      <text:p text:style-name="P19"/>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Helvetica Neue" svg:font-family="'Helvetica Neue', Helvetica, Arial, sans-serif"/>
    <style:font-face style:name="Lohit Devanagari1" svg:font-family="'Lohit Devanagari'"/>
    <style:font-face style:name="monospace" svg:font-family="monospace"/>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14:18:49.399641585</meta:creation-date>
    <dc:date>2020-04-01T13:14:30.738778911</dc:date>
    <meta:editing-duration>PT1H24M41S</meta:editing-duration>
    <meta:editing-cycles>16</meta:editing-cycles>
    <meta:generator>LibreOffice/6.0.7.3$Linux_X86_64 LibreOffice_project/00m0$Build-3</meta:generator>
    <meta:document-statistic meta:table-count="0" meta:image-count="0" meta:object-count="0" meta:page-count="3" meta:paragraph-count="46" meta:word-count="853" meta:character-count="6635" meta:non-whitespace-character-count="5467"/>
  </office:meta>
</office:document-meta>
</file>